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9000004002D2A288BF2C07B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94cm" svg:height="27.092cm" svg:x="1.721cm" svg:y="3.784cm">
          <draw:image xlink:href="Pictures/1000020100000299000004002D2A288BF2C07BCE.png" xlink:type="simple" xlink:show="embed" xlink:actuate="onLoad">
            <text:p/>
          </draw:image>
        </draw:frame>
        <draw:frame draw:style-name="gr2" draw:text-style-name="P2" draw:layer="layout" svg:width="5.895cm" svg:height="1.119cm" svg:x="7.588cm" svg:y="1.635cm">
          <draw:text-box>
            <text:p><text:span text:style-name="T1">From Wikiped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4T21:59:53.675386042</meta:creation-date>
    <dc:date>2017-11-04T22:01:26.460461494</dc:date>
    <meta:editing-duration>PT1M33S</meta:editing-duration>
    <meta:editing-cycles>1</meta:editing-cycles>
    <meta:document-statistic meta:object-count="2"/>
    <meta:generator>LibreOffice/5.1.6.2$Linux_X86_64 LibreOffice_project/10m0$Build-2</meta:generator>
  </office:meta>
</office:document-meta>
</file>